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**********************************************************************************************************************************************</text:p>
      <text:p text:style-name="P2">//Andreas Landgrebe cs111 fall semester 2012</text:p>
      <text:p text:style-name="P2">//</text:p>
      <text:p text:style-name="P2">//Lab 10 Problem 1</text:p>
      <text:p text:style-name="P2">//</text:p>
      <text:p text:style-name="P2">//design and a worker class with members including an instance variable representing a linear array anbd a number of typical array operations.</text:p>
      <text:p text:style-name="P2">//***********************************************************************************************************************************************</text:p>
      <text:p text:style-name="P2"/>
      <text:p text:style-name="P2">public class LinearArray</text:p>
      <text:p text:style-name="P2">{</text:p>
      <text:p text:style-name="P2"><text:s text:c="4"/>public int [] x;</text:p>
      <text:p text:style-name="P2"><text:s text:c="4"/>public LinearArray(int [] b)</text:p>
      <text:p text:style-name="P2"><text:s text:c="4"/>{</text:p>
      <text:p text:style-name="P2"><text:tab/>x=b;</text:p>
      <text:p text:style-name="P2"><text:s text:c="4"/>}</text:p>
      <text:p text:style-name="P2"/>
      <text:p text:style-name="P2"><text:s text:c="4"/>//this is the method to calculate the sum of the arrays</text:p>
      <text:p text:style-name="P2"><text:s text:c="4"/>public int sum ()</text:p>
      <text:p text:style-name="P2"><text:s text:c="4"/>{</text:p>
      <text:p text:style-name="P2"><text:tab/>int sum = 0;</text:p>
      <text:p text:style-name="P2"><text:tab/>for (int i = 0; i&lt;x.length; i++)</text:p>
      <text:p text:style-name="P2"><text:tab/> <text:s text:c="3"/>{</text:p>
      <text:p text:style-name="P2"><text:tab/><text:tab/>sum = sum + x[i];</text:p>
      <text:p text:style-name="P2"><text:tab/> <text:s text:c="3"/>}</text:p>
      <text:p text:style-name="P2"><text:tab/>return sum;</text:p>
      <text:p text:style-name="P2"><text:s text:c="4"/>}</text:p>
      <text:p text:style-name="P2"><text:s text:c="4"/>//this is the method to calculate the product of the arrays</text:p>
      <text:p text:style-name="P2"><text:s text:c="4"/>public int product ()</text:p>
      <text:p text:style-name="P2"><text:s text:c="4"/>{</text:p>
      <text:p text:style-name="P2"><text:tab/>int product = 1;</text:p>
      <text:p text:style-name="P2"><text:tab/>for (int i = 0; i&lt;x.length; i++)</text:p>
      <text:p text:style-name="P2"><text:tab/> <text:s text:c="3"/>{</text:p>
      <text:p text:style-name="P2"><text:tab/><text:tab/>product = product * x[i];</text:p>
      <text:p text:style-name="P2"><text:tab/> <text:s text:c="3"/>}</text:p>
      <text:p text:style-name="P2"><text:tab/>return product;</text:p>
      <text:p text:style-name="P2"><text:s text:c="4"/>}</text:p>
      <text:p text:style-name="P2"><text:s text:c="4"/>//this is the method to calculate the maximum</text:p>
      <text:p text:style-name="P2"><text:s text:c="4"/>public int maximum ()</text:p>
      <text:p text:style-name="P2"><text:s text:c="4"/>{</text:p>
      <text:p text:style-name="P2"><text:tab/>int max = 0;</text:p>
      <text:p text:style-name="P2"><text:tab/>max = 0;</text:p>
      <text:p text:style-name="P2"><text:tab/>for (int i = 0; i&lt;x.length; i++)</text:p>
      <text:p text:style-name="P2"><text:soft-page-break/><text:tab/> <text:s text:c="3"/>{</text:p>
      <text:p text:style-name="P2"><text:tab/><text:tab/>if (x[i] &gt; max)</text:p>
      <text:p text:style-name="P2"><text:tab/><text:tab/> <text:s text:c="3"/>max = x[i];</text:p>
      <text:p text:style-name="P2"><text:tab/> <text:s text:c="3"/>}</text:p>
      <text:p text:style-name="P2"><text:tab/>return max;</text:p>
      <text:p text:style-name="P2"><text:s text:c="4"/>}</text:p>
      <text:p text:style-name="P2"><text:s text:c="4"/>//this is the method to reverse the arrays</text:p>
      <text:p text:style-name="P2"><text:s text:c="4"/>public void reverse ()</text:p>
      <text:p text:style-name="P2"><text:s text:c="4"/>{</text:p>
      <text:p text:style-name="P2"><text:tab/>int i = 0;</text:p>
      <text:p text:style-name="P2"><text:tab/>int temp = 0;</text:p>
      <text:p text:style-name="P2"><text:tab/>for (i = 0; i &lt; x.length / 2; i++)</text:p>
      <text:p text:style-name="P2"><text:tab/> <text:s text:c="3"/>{</text:p>
      <text:p text:style-name="P2"><text:tab/><text:tab/>temp = x[i];</text:p>
      <text:p text:style-name="P2"><text:tab/><text:tab/>x[i] = x[x.length - 1 - i];</text:p>
      <text:p text:style-name="P2"><text:tab/><text:tab/>x[x.length - 1 - i] = temp;</text:p>
      <text:p text:style-name="P2"><text:tab/> <text:s text:c="3"/>}</text:p>
      <text:p text:style-name="P2"><text:s text:c="4"/>}</text:p>
      <text:p text:style-name="P2"><text:s text:c="4"/>//this is the method to have the arrays be in order</text:p>
      <text:p text:style-name="P2"><text:s text:c="4"/>public boolean inOrder ()</text:p>
      <text:p text:style-name="P2"><text:s text:c="4"/>{</text:p>
      <text:p text:style-name="P2"><text:tab/>int i = 0;</text:p>
      <text:p text:style-name="P2"><text:tab/>for (;i &lt; x.length - 1; i++)</text:p>
      <text:p text:style-name="P2"><text:tab/> <text:s text:c="3"/>{</text:p>
      <text:p text:style-name="P2"><text:tab/><text:tab/>if (x[i] &gt; x[i + 1])</text:p>
      <text:p text:style-name="P2"><text:tab/><text:tab/> <text:s text:c="3"/>return false;</text:p>
      <text:p text:style-name="P2"><text:tab/> <text:s text:c="3"/>}</text:p>
      <text:p text:style-name="P2"><text:tab/>return true;</text:p>
      <text:p text:style-name="P2"><text:s text:c="4"/>}</text:p>
      <text:p text:style-name="P2"><text:s text:c="4"/>//this is the method to calculate to see whether the arrays are large than rach</text:p>
      <text:p text:style-name="P2"><text:s text:c="4"/>public boolean LargerThanEach (int a)</text:p>
      <text:p text:style-name="P2"><text:s text:c="4"/>{</text:p>
      <text:p text:style-name="P2"><text:tab/>for (int i = 0; i&lt;x.length; i++)</text:p>
      <text:p text:style-name="P2"><text:tab/> <text:s text:c="3"/>if (x[i] &gt; a)</text:p>
      <text:p text:style-name="P2"><text:tab/><text:tab/>return false;</text:p>
      <text:p text:style-name="P2"><text:tab/>return true;</text:p>
      <text:p text:style-name="P2"><text:s text:c="4"/>}<text:tab/><text:tab/></text:p>
      <text:p text:style-name="P2"><text:s text:c="4"/></text:p>
      <text:p text:style-name="P2"><text:s text:c="4"/>//this is the method to calculate the sum of the arrays</text:p>
      <text:p text:style-name="P2"><text:s text:c="4"/>public int sum (int [] b)</text:p>
      <text:p text:style-name="P2"><text:s text:c="4"/>{</text:p>
      <text:p text:style-name="P2"><text:tab/>int s = Math.min(x.length, b.length);</text:p>
      <text:p text:style-name="P2"><text:tab/>int sum = 0;</text:p>
      <text:p text:style-name="P2"><text:tab/>for (int i = 0; i &lt; Math.min(b.length, x.length); i++)</text:p>
      <text:p text:style-name="P2"><text:tab/> <text:s text:c="3"/>sum = <text:s/>x[i] + b[i];</text:p>
      <text:p text:style-name="P2"><text:tab/>return sum;</text:p>
      <text:p text:style-name="P2"><text:s text:c="4"/>}</text:p>
      <text:p text:style-name="P2"><text:soft-page-break/><text:s text:c="4"/>//this is the method to find the index of the arrays</text:p>
      <text:p text:style-name="P2"><text:s text:c="4"/>public int linearSearch (int k)</text:p>
      <text:p text:style-name="P2"><text:s text:c="4"/>{</text:p>
      <text:p text:style-name="P2"><text:tab/>for (int i = 0; i &lt; x.length; i++)</text:p>
      <text:p text:style-name="P2"><text:tab/> <text:s text:c="3"/>if (x[i] == k)</text:p>
      <text:p text:style-name="P2"><text:tab/><text:tab/>{</text:p>
      <text:p text:style-name="P2"><text:tab/><text:tab/> <text:s text:c="3"/>return i;</text:p>
      <text:p text:style-name="P2"><text:tab/><text:tab/>}</text:p>
      <text:p text:style-name="P2"><text:tab/>return -1;</text:p>
      <text:p text:style-name="P2"><text:s text:c="4"/>}</text:p>
      <text:p text:style-name="P2"><text:s text:c="4"/>//this is the method that will have the arrays rotate left</text:p>
      <text:p text:style-name="P2"><text:s text:c="4"/>public int[] rotateLeft()</text:p>
      <text:p text:style-name="P2"><text:s text:c="4"/>{</text:p>
      <text:p text:style-name="P2"><text:tab/>int [] k = new int [x.length];</text:p>
      <text:p text:style-name="P2"><text:tab/>for (int i = 0; i &lt; x.length - 1; i++)</text:p>
      <text:p text:style-name="P2"><text:tab/> <text:s text:c="3"/>{</text:p>
      <text:p text:style-name="P2"><text:tab/><text:tab/>k[i] = x[i+1];</text:p>
      <text:p text:style-name="P2"><text:tab/> <text:s text:c="3"/>}</text:p>
      <text:p text:style-name="P2"><text:tab/>k[x.length - 1] = x[0];</text:p>
      <text:p text:style-name="P2"><text:tab/>return k;</text:p>
      <text:p text:style-name="P2"><text:s text:c="4"/>}</text:p>
      <text:p text:style-name="P2"><text:s text:c="4"/>//this is the method that will sort the arrays</text:p>
      <text:p text:style-name="P2"><text:s text:c="4"/>public void sort (int direction)</text:p>
      <text:p text:style-name="P2"><text:s text:c="4"/>{</text:p>
      <text:p text:style-name="P2"><text:tab/>int temp = 0;</text:p>
      <text:p text:style-name="P2"><text:tab/>if (direction == 1)</text:p>
      <text:p text:style-name="P2"><text:tab/> <text:s text:c="3"/>{</text:p>
      <text:p text:style-name="P2"><text:tab/><text:tab/>for(int i = 0; i &lt; x.length; i++)</text:p>
      <text:p text:style-name="P2"><text:tab/><text:tab/> <text:s text:c="3"/>{</text:p>
      <text:p text:style-name="P2"><text:tab/><text:tab/><text:tab/>for (int j = 0; j &lt; x.length - 1; j++)</text:p>
      <text:p text:style-name="P2"><text:tab/><text:tab/><text:tab/> <text:s text:c="3"/>{</text:p>
      <text:p text:style-name="P2"><text:tab/><text:tab/><text:tab/><text:tab/>if ( x[j] &gt; x[j + 1])</text:p>
      <text:p text:style-name="P2"><text:tab/><text:tab/><text:tab/><text:tab/> <text:s text:c="3"/>{</text:p>
      <text:p text:style-name="P2"><text:tab/><text:tab/><text:tab/><text:tab/><text:tab/>temp = x[j];</text:p>
      <text:p text:style-name="P2"><text:tab/><text:tab/><text:tab/><text:tab/><text:tab/>x[j] = x[j+1];</text:p>
      <text:p text:style-name="P2"><text:tab/><text:tab/><text:tab/><text:tab/><text:tab/>x[j+1] = x[j];</text:p>
      <text:p text:style-name="P2"><text:tab/><text:tab/><text:tab/><text:tab/> <text:s text:c="3"/>}</text:p>
      <text:p text:style-name="P2"><text:tab/><text:tab/><text:tab/> <text:s text:c="3"/>}</text:p>
      <text:p text:style-name="P2"><text:tab/><text:tab/> <text:s text:c="3"/>}</text:p>
      <text:p text:style-name="P2"><text:tab/> <text:s text:c="3"/>}</text:p>
      <text:p text:style-name="P2"><text:tab/>else</text:p>
      <text:p text:style-name="P2"><text:tab/> <text:s text:c="3"/>{</text:p>
      <text:p text:style-name="P2"><text:tab/><text:tab/>for(int i = 0; i &lt; x.length; i++)</text:p>
      <text:p text:style-name="P2"><text:tab/><text:tab/> <text:s text:c="3"/>{</text:p>
      <text:p text:style-name="P2"><text:tab/><text:tab/><text:tab/>for (int j = 0; j &lt; x.length - 1; j++)</text:p>
      <text:p text:style-name="P2"><text:tab/><text:tab/><text:tab/> <text:s text:c="3"/>{</text:p>
      <text:p text:style-name="P2"><text:tab/><text:tab/><text:tab/><text:tab/>if ( x[j] &lt; x[j + 1])</text:p>
      <text:p text:style-name="P2"><text:tab/><text:tab/><text:tab/><text:tab/> <text:s text:c="3"/>{</text:p>
      <text:p text:style-name="P2"><text:soft-page-break/><text:tab/><text:tab/><text:tab/><text:tab/><text:tab/>temp = x[j];</text:p>
      <text:p text:style-name="P2"><text:tab/><text:tab/><text:tab/><text:tab/><text:tab/>x[j] = x[j+1];</text:p>
      <text:p text:style-name="P2"><text:tab/><text:tab/><text:tab/><text:tab/><text:tab/>x[j+1] = x[j];</text:p>
      <text:p text:style-name="P2"><text:tab/><text:tab/><text:tab/><text:tab/> <text:s text:c="3"/>}</text:p>
      <text:p text:style-name="P2"><text:tab/><text:tab/><text:tab/> <text:s text:c="3"/>}</text:p>
      <text:p text:style-name="P2"><text:tab/><text:tab/> <text:s text:c="3"/>}</text:p>
      <text:p text:style-name="P2"><text:tab/> <text:s text:c="3"/>}</text:p>
      <text:p text:style-name="P2"><text:s text:c="4"/>}</text:p>
      <text:p text:style-name="P2"><text:s text:c="4"/>public String toString()</text:p>
      <text:p text:style-name="P2"><text:s text:c="4"/>{</text:p>
      <text:p text:style-name="P2"><text:tab/>String str = ("The elements are: ");</text:p>
      <text:p text:style-name="P2"><text:tab/>for (int i = 0; i &lt; x.length - 1; i++)</text:p>
      <text:p text:style-name="P2"><text:tab/> <text:s text:c="3"/>str += x[i] + ", " ;</text:p>
      <text:p text:style-name="P2"><text:tab/>str += x[x.length - 1];</text:p>
      <text:p text:style-name="P2"><text:tab/>return str;</text:p>
      <text:p text:style-name="P2"><text:s text:c="4"/>}</text:p>
      <text:p text:style-name="P2">}</text:p>
      <text:p text:style-name="P2"/>
      <text:p text:style-name="P2"/>
      <text:p text:style-name="P2">//*********************************************</text:p>
      <text:p text:style-name="P2">//Andreas Landgrebe cs111 fall semester 2012</text:p>
      <text:p text:style-name="P2">//</text:p>
      <text:p text:style-name="P2">//Lab 10 Problem 2</text:p>
      <text:p text:style-name="P2">//</text:p>
      <text:p text:style-name="P2">//desgin and implemenet an application class</text:p>
      <text:p text:style-name="P2">//*********************************************</text:p>
      <text:p text:style-name="P2"/>
      <text:p text:style-name="P2">import java.util.*;</text:p>
      <text:p text:style-name="P2">public class TestArray</text:p>
      <text:p text:style-name="P2">{</text:p>
      <text:p text:style-name="P2"/>
      <text:p text:style-name="P2"><text:s text:c="4"/>public static void main(String[] args)</text:p>
      <text:p text:style-name="P2"><text:s text:c="4"/>{</text:p>
      <text:p text:style-name="P2"><text:tab/>Scanner scan = new Scanner(System.in);</text:p>
      <text:p text:style-name="P2"><text:s text:c="4"/></text:p>
      <text:p text:style-name="P2"><text:tab/>System.out.println("Enter the size of the array:");</text:p>
      <text:p text:style-name="P2"><text:tab/>int size = scan.nextInt();</text:p>
      <text:p text:style-name="P2"><text:s text:c="4"/></text:p>
      <text:p text:style-name="P2"><text:tab/>int [] array = readIntArray(size);</text:p>
      <text:p text:style-name="P2"><text:tab/>LinearArray a = new LinearArray(array);</text:p>
      <text:p text:style-name="P2"><text:s text:c="4"/></text:p>
      <text:p text:style-name="P2"><text:tab/>System.out.println("The original array:");</text:p>
      <text:p text:style-name="P2"><text:tab/>System.out.println(a);</text:p>
      <text:p text:style-name="P2"><text:s text:c="4"/></text:p>
      <text:p text:style-name="P2"><text:tab/>//Test the sum method.</text:p>
      <text:p text:style-name="P2"><text:tab/>System.out.println ("The sum of the element in the array is " + a.sum());</text:p>
      <text:p text:style-name="P2"><text:s text:c="4"/></text:p>
      <text:p text:style-name="P2"><text:soft-page-break/><text:tab/>//Test the product method.</text:p>
      <text:p text:style-name="P2"><text:tab/>System.out.println ("The product of the element in the array is: " + a.product());</text:p>
      <text:p text:style-name="P2"/>
      <text:p text:style-name="P2"><text:tab/>//Test the maximum</text:p>
      <text:p text:style-name="P2"><text:tab/>System.out.println ("The maximum of the element in the array is: " + a.maximum());</text:p>
      <text:p text:style-name="P2"><text:s text:c="4"/></text:p>
      <text:p text:style-name="P2"><text:tab/>//Test the inOrder</text:p>
      <text:p text:style-name="P2"><text:tab/>System.out.println ("The array is in order " + a.inOrder());</text:p>
      <text:p text:style-name="P2"/>
      <text:p text:style-name="P2"><text:tab/>a.reverse();</text:p>
      <text:p text:style-name="P2"><text:tab/>//Test the reverse</text:p>
      <text:p text:style-name="P2"><text:tab/>System.out.println ("The reverse of the array is:" + a);</text:p>
      <text:p text:style-name="P2"><text:tab/>a.reverse();</text:p>
      <text:p text:style-name="P2"><text:tab/>//Test the reverse</text:p>
      <text:p text:style-name="P2"><text:tab/>System.out.println ("The reverse of the array is:" + a);</text:p>
      <text:p text:style-name="P2"><text:s text:c="4"/></text:p>
      <text:p text:style-name="P2"><text:tab/>//Test the largerThanEach(47)</text:p>
      <text:p text:style-name="P2"><text:tab/>System.out.println ("The array is larger than 47: " + a.LargerThanEach(47));</text:p>
      <text:p text:style-name="P2"/>
      <text:p text:style-name="P2"><text:tab/>//Test the largerThanEach(4)</text:p>
      <text:p text:style-name="P2"><text:tab/>System.out.println ("The array is larger than 4: " + a.LargerThanEach(4));</text:p>
      <text:p text:style-name="P2"><text:s text:c="4"/></text:p>
      <text:p text:style-name="P2"><text:tab/>System.out.println("Enter the size of the array:");</text:p>
      <text:p text:style-name="P2"><text:tab/>size = scan.nextInt();</text:p>
      <text:p text:style-name="P2"><text:tab/>int [] array2 = readIntArray(size);</text:p>
      <text:p text:style-name="P2"><text:tab/>LinearArray b = new LinearArray(array2);</text:p>
      <text:p text:style-name="P2"><text:s text:c="4"/></text:p>
      <text:p text:style-name="P2"/>
      <text:p text:style-name="P2"><text:tab/>System.out.println ("The array is:" + <text:s/>b);</text:p>
      <text:p text:style-name="P2"><text:tab/>System.out.println ("The sum of the arrays are:" + b.sum(array));</text:p>
      <text:p text:style-name="P2"><text:s text:c="4"/></text:p>
      <text:p text:style-name="P2"><text:tab/>//Test the linearSearch</text:p>
      <text:p text:style-name="P2"><text:tab/>System.out.println ("Is 4 in the array(will return the index of the array or -1 if not found)?:" + b.linearSearch(4));</text:p>
      <text:p text:style-name="P2"/>
      <text:p text:style-name="P2"><text:tab/>//Test the linearSearch</text:p>
      <text:p text:style-name="P2"><text:tab/>System.out.println ("Is 27 in the array(will retrun the index of the array or -1 if not found)?:" + b.linearSearch(27));</text:p>
      <text:p text:style-name="P2"><text:s text:c="4"/></text:p>
      <text:p text:style-name="P2"><text:tab/>//Test the rotateLeft</text:p>
      <text:p text:style-name="P2"><text:tab/>array2 = <text:s/>b.rotateLeft();</text:p>
      <text:p text:style-name="P2"><text:tab/>System.out.print ("The array rotated left is:");</text:p>
      <text:p text:style-name="P2"><text:tab/>for (int i = 0; i &lt; array2.length - 1; i++)</text:p>
      <text:p text:style-name="P2"><text:soft-page-break/><text:tab/> <text:s text:c="3"/>System.out.print (array2[i] + ",");</text:p>
      <text:p text:style-name="P2"><text:tab/>System.out.println(array2[array2.length - 1]);</text:p>
      <text:p text:style-name="P2"><text:tab/> <text:s text:c="3"/>//Test the ascending sort</text:p>
      <text:p text:style-name="P2"><text:tab/> <text:s text:c="3"/>b.sort(1);</text:p>
      <text:p text:style-name="P2"><text:tab/>System.out.println ("The ascending sorted array is:" + b);</text:p>
      <text:p text:style-name="P2"><text:s text:c="4"/></text:p>
      <text:p text:style-name="P2"><text:tab/>//Test the descending sort</text:p>
      <text:p text:style-name="P2"><text:tab/>b.reverse();</text:p>
      <text:p text:style-name="P2"><text:tab/>System.out.println ("The descending sorted array is:" + b); <text:s text:c="3"/></text:p>
      <text:p text:style-name="P2"><text:s text:c="4"/>}</text:p>
      <text:p text:style-name="P2"/>
      <text:p text:style-name="P2"><text:s text:c="4"/>public static int[] readIntArray(int size)</text:p>
      <text:p text:style-name="P2"><text:s text:c="4"/>{</text:p>
      <text:p text:style-name="P2"><text:tab/>Scanner scan = new Scanner(System.in);</text:p>
      <text:p text:style-name="P2"><text:tab/>int[] x = new int [size];</text:p>
      <text:p text:style-name="P2"><text:tab/>for (int i = 0; i &lt; size; i++)</text:p>
      <text:p text:style-name="P2"><text:tab/> <text:s text:c="3"/>{</text:p>
      <text:p text:style-name="P2"><text:tab/><text:tab/>System.out.println("Enter the next element:");</text:p>
      <text:p text:style-name="P2"><text:tab/><text:tab/>x[i] = scan.nextInt();</text:p>
      <text:p text:style-name="P2"><text:tab/> <text:s text:c="3"/>}</text:p>
      <text:p text:style-name="P2"><text:tab/>return x;</text:p>
      <text:p text:style-name="P2"><text:s text:c="4"/>}</text:p>
      <text:p text:style-name="P2">}</text:p>
      <text:p text:style-name="P2"/>
      <text:p text:style-name="P2">Script started on Wed 28 Nov 2012 09:47:05 AM EST<text:line-break/>#]0;landgrebea@aldenv168: ~/cs111/lab10#landgrebea@aldenv168:~/cs111/lab10$ java TestArray##########c TestArray.java</text:p>
      <text:p text:style-name="P2">#]0;landgrebea@aldenv168: ~/cs111/lab10#landgrebea@aldenv168:~/cs111/lab10$ javac TestArray.java#################[6P TestArray</text:p>
      <text:p text:style-name="P2">Enter the size of the array:</text:p>
      <text:p text:style-name="P2">10</text:p>
      <text:p text:style-name="P2">Enter the next element:</text:p>
      <text:p text:style-name="P2">4</text:p>
      <text:p text:style-name="P2">Enter the next element:</text:p>
      <text:p text:style-name="P2">-7</text:p>
      <text:p text:style-name="P2">Enter the next element:</text:p>
      <text:p text:style-name="P2">3</text:p>
      <text:p text:style-name="P2">Enter the next element:</text:p>
      <text:p text:style-name="P2">21</text:p>
      <text:p text:style-name="P2">Enter the next element:</text:p>
      <text:p text:style-name="P2">16</text:p>
      <text:p text:style-name="P2">Enter the next element:</text:p>
      <text:p text:style-name="P2">8</text:p>
      <text:p text:style-name="P2">Enter the next element:</text:p>
      <text:p text:style-name="P2">0</text:p>
      <text:p text:style-name="P2">Enter the next element:</text:p>
      <text:p text:style-name="P2"><text:soft-page-break/>0</text:p>
      <text:p text:style-name="P2">Enter the next element:</text:p>
      <text:p text:style-name="P2">1</text:p>
      <text:p text:style-name="P2">Enter the next element:</text:p>
      <text:p text:style-name="P2">10</text:p>
      <text:p text:style-name="P2">The original array:</text:p>
      <text:p text:style-name="P2">The elements are: 4, -7, 3, 21, 16, 8, 0, 0, 1, 10</text:p>
      <text:p text:style-name="P2">The sum of the element in the array is 56</text:p>
      <text:p text:style-name="P2">The product of the element in the array is: 0</text:p>
      <text:p text:style-name="P2">The maximum of the element in the array is: 21</text:p>
      <text:p text:style-name="P2">The array is in order false</text:p>
      <text:p text:style-name="P2">The reverse of the array is:The elements are: 10, 1, 0, 0, 8, 16, 21, 3, -7, 4</text:p>
      <text:p text:style-name="P2">The reverse of the array is:The elements are: 4, -7, 3, 21, 16, 8, 0, 0, 1, 10</text:p>
      <text:p text:style-name="P2">The array is larger than 47: true</text:p>
      <text:p text:style-name="P2">The array is larger than 4: false</text:p>
      <text:p text:style-name="P2">Enter the size of the array:</text:p>
      <text:p text:style-name="P2">6</text:p>
      <text:p text:style-name="P2">Enter the next element:</text:p>
      <text:p text:style-name="P2">1</text:p>
      <text:p text:style-name="P2">Enter the next element:</text:p>
      <text:p text:style-name="P2">-2</text:p>
      <text:p text:style-name="P2">Enter the next element:</text:p>
      <text:p text:style-name="P2">3</text:p>
      <text:p text:style-name="P2">Enter the next element:</text:p>
      <text:p text:style-name="P2">-4</text:p>
      <text:p text:style-name="P2">Enter the next element:</text:p>
      <text:p text:style-name="P2">8</text:p>
      <text:p text:style-name="P2">Enter the next element:</text:p>
      <text:p text:style-name="P2">0</text:p>
      <text:p text:style-name="P2">The array is:The elements are: 1, -2, 3, -4, 8, 0</text:p>
      <text:p text:style-name="P2">The sum of the arrays are:8</text:p>
      <text:p text:style-name="P2">Is 4 in the array(will return the index of the array or -1 if not found)?:-1</text:p>
      <text:p text:style-name="P2">Is 27 in the array(will retrun the index of the array or -1 if not found)?:-1</text:p>
      <text:p text:style-name="P2">The array rotated left is:-2,3,-4,8,0,1</text:p>
      <text:p text:style-name="P2">The ascending sorted array is:The elements are: -4, -4, -4, -4, 0, 0</text:p>
      <text:p text:style-name="P2">The descending sorted array is:The elements are: 0, 0, -4, -4, -4, -4</text:p>
      <text:p text:style-name="P2">#]0;landgrebea@aldenv168: ~/cs111/lab10#landgrebea@aldenv168:~/cs111/lab10$ java TestArray##########c TestArray.java#################[6P TestArray</text:p>
      <text:p text:style-name="P2">Enter the size of the array:</text:p>
      <text:p text:style-name="P2">5</text:p>
      <text:p text:style-name="P2">Enter the next element:</text:p>
      <text:p text:style-name="P2">1</text:p>
      <text:p text:style-name="P2">Enter the next element:</text:p>
      <text:p text:style-name="P2"><text:soft-page-break/>2</text:p>
      <text:p text:style-name="P2">Enter the next element:</text:p>
      <text:p text:style-name="P2">3</text:p>
      <text:p text:style-name="P2">Enter the next element:</text:p>
      <text:p text:style-name="P2">4</text:p>
      <text:p text:style-name="P2">Enter the next element:</text:p>
      <text:p text:style-name="P2">5</text:p>
      <text:p text:style-name="P2">The original array:</text:p>
      <text:p text:style-name="P2">The elements are: 1, 2, 3, 4, 5</text:p>
      <text:p text:style-name="P2">The sum of the element in the array is 15</text:p>
      <text:p text:style-name="P2">The product of the element in the array is: 120</text:p>
      <text:p text:style-name="P2">The maximum of the element in the array is: 5</text:p>
      <text:p text:style-name="P2">The array is in order true</text:p>
      <text:p text:style-name="P2">The reverse of the array is:The elements are: 5, 4, 3, 2, 1</text:p>
      <text:p text:style-name="P2">The reverse of the array is:The elements are: 1, 2, 3, 4, 5</text:p>
      <text:p text:style-name="P2">The array is larger than 47: true</text:p>
      <text:p text:style-name="P2">The array is larger than 4: false</text:p>
      <text:p text:style-name="P2">Enter the size of the array:</text:p>
      <text:p text:style-name="P2">6</text:p>
      <text:p text:style-name="P2">Enter the next element:</text:p>
      <text:p text:style-name="P2">5</text:p>
      <text:p text:style-name="P2">Enter the next element:</text:p>
      <text:p text:style-name="P2">4</text:p>
      <text:p text:style-name="P2">Enter the next element:</text:p>
      <text:p text:style-name="P2">3</text:p>
      <text:p text:style-name="P2">Enter the next element:</text:p>
      <text:p text:style-name="P2">2</text:p>
      <text:p text:style-name="P2">Enter the next element:</text:p>
      <text:p text:style-name="P2">1</text:p>
      <text:p text:style-name="P2">Enter the next element:</text:p>
      <text:p text:style-name="P2">0</text:p>
      <text:p text:style-name="P2">The array is:The elements are: 5, 4, 3, 2, 1, 0</text:p>
      <text:p text:style-name="P2">The sum of the arrays are:6</text:p>
      <text:p text:style-name="P2">Is 4 in the array(will return the index of the array or -1 if not found)?:1</text:p>
      <text:p text:style-name="P2">Is 27 in the array(will retrun the index of the array or -1 if not found)?:-1</text:p>
      <text:p text:style-name="P2">The array rotated left is:4,3,2,1,0,5</text:p>
      <text:p text:style-name="P2">The ascending sorted array is:The elements are: 0, 0, 0, 0, 0, 0</text:p>
      <text:p text:style-name="P2">The descending sorted array is:The elements are: 0, 0, 0, 0, 0, 0</text:p>
      <text:p text:style-name="P2">#]0;landgrebea@aldenv168: ~/cs111/lab10#landgrebea@aldenv168:~/cs111/lab10$ exit</text:p>
      <text:p text:style-name="P2">exit</text:p>
      <text:p text:style-name="P1"><text:span text:style-name="T1"><text:line-break/>Script done on Wed 28 Nov 2012 08:48:12 AM EST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11-28T09:48:41</meta:creation-date>
    <dc:date>2012-11-28T09:50:54</dc:date>
    <dc:creator>Andreas Landgrebe</dc:creator>
    <meta:editing-duration>PT2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8" meta:paragraph-count="338" meta:word-count="1470" meta:character-count="8812" meta:non-whitespace-character-count="7007"/>
  </office:meta>
</office:document-meta>
</file>